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font-size-asian="11pt" style:font-size-complex="11pt"/>
    </style:style>
    <style:style style:name="P2"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DejaVu Serif"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DejaVu Serif" fo:font-size="11pt" fo:font-style="normal" style:text-underline-style="none" fo:font-weight="normal" officeooo:paragraph-rsid="0012158d" style:text-blinking="false" fo:background-color="transparent" style:font-size-asian="11pt" style:font-size-complex="11pt"/>
    </style:style>
    <style:style style:name="P5"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DejaVu Serif" fo:font-size="11pt" fo:font-style="normal" style:text-underline-style="none" fo:font-weight="normal" officeooo:rsid="0012158d" officeooo:paragraph-rsid="0012158d" style:text-blinking="false" fo:background-color="transparent" style:font-size-asian="11pt" style:font-size-complex="11pt"/>
    </style:style>
    <style:style style:name="P6"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DejaVu Serif" fo:font-size="11pt" fo:font-style="normal" style:text-underline-style="none" fo:font-weight="normal" officeooo:rsid="0012158d" officeooo:paragraph-rsid="0012845a" style:text-blinking="false" fo:background-color="transparent" style:font-size-asian="11pt" style:font-size-complex="11pt"/>
    </style:style>
    <style:style style:name="P7" style:family="paragraph" style:parent-style-name="Text_20_body">
      <style:paragraph-properties fo:margin-top="0.1665in" fo:margin-bottom="0in" loext:contextual-spacing="false" fo:line-height="200%" style:writing-mode="lr-tb"/>
      <style:text-properties style:font-name="DejaVu Serif" fo:font-size="11pt" officeooo:paragraph-rsid="00200685" style:font-size-asian="11pt" style:font-size-complex="11pt"/>
    </style:style>
    <style:style style:name="P8" style:family="paragraph" style:parent-style-name="Text_20_body">
      <style:paragraph-properties fo:margin-top="0.1665in" fo:margin-bottom="0in" loext:contextual-spacing="false" fo:line-height="200%" style:writing-mode="lr-tb"/>
      <style:text-properties fo:font-size="12pt" style:font-size-asian="12pt" style:font-size-complex="12pt"/>
    </style:style>
    <style:style style:name="P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ef954"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2845a"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5ba6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1e0177"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210f42"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22a121"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tyle="italic" style:text-underline-style="none" fo:font-weight="normal" style:text-blinking="false" fo:background-color="transparent" loext:char-shading-value="0"/>
    </style:style>
    <style:style style:name="T14" style:family="text">
      <style:text-properties officeooo:rsid="000ef954"/>
    </style:style>
    <style:style style:name="T15" style:family="text">
      <style:text-properties officeooo:rsid="0012158d"/>
    </style:style>
    <style:style style:name="T16" style:family="text">
      <style:text-properties officeooo:rsid="0012845a"/>
    </style:style>
    <style:style style:name="T17" style:family="text">
      <style:text-properties officeooo:rsid="00146398"/>
    </style:style>
    <style:style style:name="T18" style:family="text">
      <style:text-properties officeooo:rsid="0018abc3"/>
    </style:style>
    <style:style style:name="T19" style:family="text">
      <style:text-properties officeooo:rsid="001a8b40"/>
    </style:style>
    <style:style style:name="T20" style:family="text">
      <style:text-properties officeooo:rsid="001bf1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swjfwmeng Vang</text:p>
      <text:p text:style-name="P9">Professor Anam</text:p>
      <text:p text:style-name="P9">Internship Course</text:p>
      <text:p text:style-name="P9">October 25, 2019</text:p>
      <text:p text:style-name="P10">8 Week Report</text:p>
      <text:p text:style-name="P8"><text:span text:style-name="T12"><text:tab/>Throughout my experience, at Appvion as an IT Intern, I have worked on multiple coding projects. The one that I have been focusing on recently, is a web application that serves the purpose of interfacing with our Microsoft SQL database in real time. The project was started before my addition to the team. The web application was built upon the ASP.NET framework using C# as the back-end and HTML, CSS, and JavaScript as the front-end. Since the main purpose of this web application is to interface with the database in real time, functions such as a bulk-edit, individual-edit, creation of records, and deletion of records are needed. The web application is almost ready for the production phase to be used by other employees. Unfortunately, the bulk-edit function is not working properly due to validation issues.</text:span></text:p>
      <text:p text:style-name="P8"><text:span text:style-name="T12"><text:tab/>As users will be creating and manipulating data records in the database, validating the input values are crucial. In the back-end, C# is using objects called Models, to represent the tables that is in the database. For every Model, they share the same constraints as the actual tables in the database: it is important to have a method that validates this type of web application. We do not want users to submit invalid values and have the SQL database sending errors, but instead we would have the Models in the C# evaluate the input values and send exceptions through that.</text:span></text:p>
      <text:p text:style-name="P8"><text:span text:style-name="T12"><text:tab/>For the bulk-edit function in our web application, the issue is looping through the Model object and passing it from the back-end to the front-end of the HTML input tags that share the same ID and Name. Unfortunately, ASP.NET MVC (Models Views Controllers architecture) uses the ID and Name </text:span><text:soft-page-break/><text:span text:style-name="T12">attributes to identify which record is which. With the Model being looped through in the front-end and all of its records share the same values for the ID and Name attribute, MVC cannot differentiate between one record to the next. What happens then, is that validation only works for the first record, but for no other records after that. For an example, if an improper value is typed into the input text-boxes, an error message will show for all of the records instead of that individual one. Also, even if other records with the improper errors, it will still call the controller post method even though it is not supposed to. By the time the bulk-edit calls the post method, the application crashes client-side due to a object null exception.</text:span></text:p>
      <text:p text:style-name="P8"><text:span text:style-name="T12"><text:tab/>Some solutions that I have tried were: try-catch blocks, manipulation of the passed in Model object, server-side validation, and manual client-side validation. When I wrote the try-catch blocks on client-side, the exception was never caught and I was stuck wondering why that was, so I began to write try-catch blocks server-side and I ended up receiving the same result. I eventually moved on to manipulating the passed in Model object to other Model object types (the Model is passed through as PagedList model in order to allow multiple pages after 25 records). Passing through the Model as a regular model, I tried to loop through it and it worked. The only problem was that I lost the function of clicking throught to the next pages, so I decided to revert everything back to its originality and try to manually validate the values client-side. How I did that was: in the </text:span><text:span text:style-name="T13">for</text:span><text:span text:style-name="T8"> </text:span><text:span text:style-name="T12">loop that goes through the Model and prints each record, I manually manipulated each </text:span><text:span text:style-name="T13">input</text:span><text:span text:style-name="T8"> </text:span><text:span text:style-name="T12">tag’s ID and Name to a unique value. At the end of that, each record had a unique ID and Name, but the validation was still improperly working.</text:span></text:p>
      <text:p text:style-name="P8"><text:span text:style-name="T12"><text:tab/>My next plan is to write another client-side validation method using JavaScript. The idea is: once the page is done loading, the script will loop through each table cell to check if the correct values are entered. The issue with this, though, is that I will have to write a unique JavaScript file for every </text:span><text:soft-page-break/><text:span text:style-name="T12">single table that we have. Give or take, we have roughly 20 tables in the database. I did not want to go to this solution at first because it is very time consuming, but I may not have any other cho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Droid Sans Devanagari1" svg:font-family="'Droid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09:44:26.924470948</meta:creation-date>
    <dc:date>2019-10-25T12:30:45.496180422</dc:date>
    <meta:editing-duration>PT48M6S</meta:editing-duration>
    <meta:editing-cycles>32</meta:editing-cycles>
    <meta:generator>LibreOffice/6.2.7.1$Linux_X86_64 LibreOffice_project/20$Build-1</meta:generator>
    <meta:document-statistic meta:table-count="0" meta:image-count="0" meta:object-count="0" meta:page-count="3" meta:paragraph-count="10" meta:word-count="716" meta:character-count="4130" meta:non-whitespace-character-count="3419"/>
  </office:meta>
</office:document-meta>
</file>